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parent-style-name="Standard" style:family="paragraph">
      <style:paragraph-properties style:master-page-name="Standard1"/>
      <style:text-properties fo:color="#000000" fo:font-family="Arial" fo:font-weight="bold" style:text-underline-style="solid" style:text-underline-type="single" style:text-underline-width="auto"/>
    </style:style>
    <style:style style:name="P2" style:parent-style-name="Standard" style:family="paragraph">
      <style:text-properties fo:color="#000000" fo:font-family="Arial" fo:font-weight="bold" style:text-underline-style="none" style:text-underline-type="none" style:text-underline-width="auto"/>
    </style:style>
    <style:style style:name="P3" style:parent-style-name="Horizontal_20Line" style:family="paragraph">
      <style:text-properties fo:color="#000000" fo:font-family="Arial" fo:font-weight="bold" style:text-underline-style="none" style:text-underline-type="none" style:text-underline-width="auto"/>
    </style:style>
    <style:style style:name="P4" style:parent-style-name="Standard" style:family="paragraph">
      <style:text-properties fo:color="#000000" fo:font-family="Arial" fo:font-size="11.000000000000000pt" fo:font-weight="bold" style:text-underline-style="none" style:text-underline-type="none" style:text-underline-width="auto"/>
    </style:style>
    <style:style style:name="P5" style:parent-style-name="Standard" style:family="paragraph">
      <style:text-properties fo:color="#000000" fo:font-family="Arial" fo:font-size="11.000000000000000pt" fo:font-weight="bold"/>
    </style:style>
    <style:style style:name="T1" style:parent-style-name="Standard" style:family="text">
      <style:text-properties fo:font-weight="normal"/>
    </style:style>
    <style:style style:name="P6" style:parent-style-name="Standard" style:family="paragraph">
      <style:text-properties fo:color="#000000" fo:font-family="Arial" fo:font-size="11.000000000000000pt"/>
    </style:style>
    <style:style style:name="T2" style:parent-style-name="Standard" style:family="text">
      <style:text-properties fo:font-weight="bold"/>
    </style:style>
    <style:style style:name="T3" style:parent-style-name="Standard" style:family="text">
      <style:text-properties fo:font-weight="normal" style:text-underline-style="none" style:text-underline-type="none" style:text-underline-width="auto"/>
    </style:style>
    <style:style style:name="T4" style:parent-style-name="Standard" style:family="text">
      <style:text-properties fo:font-weight="bold" style:text-underline-style="none" style:text-underline-type="none" style:text-underline-width="auto"/>
    </style:style>
    <style:style style:name="P7" style:parent-style-name="Standard" style:family="paragraph">
      <style:text-properties fo:color="#000000"/>
    </style:style>
    <style:style style:name="T5" style:parent-style-name="Standard" style:family="text">
      <style:text-properties style:text-underline-style="solid" style:text-underline-type="single" style:text-underline-width="auto"/>
    </style:style>
    <style:style style:name="P8" style:parent-style-name="Standard" style:family="paragraph">
      <style:text-properties fo:color="#000000" style:text-underline-style="solid" style:text-underline-type="single" style:text-underline-width="auto"/>
    </style:style>
    <style:style style:name="P9" style:parent-style-name="Standard" style:family="paragraph">
      <style:text-properties fo:color="#000000" fo:font-family="Arial" fo:font-size="11.000000000000000pt" fo:font-weight="normal" style:text-underline-style="none" style:text-underline-type="none" style:text-underline-width="auto"/>
    </style:style>
    <style:style style:name="T6" style:parent-style-name="Standard" style:family="text">
      <style:text-properties fo:color="#ff0000" fo:font-weight="bold" style:text-underline-style="none" style:text-underline-type="none" style:text-underline-width="auto"/>
    </style:style>
    <style:style style:name="P10" style:parent-style-name="Horizontal_20Line" style:family="paragraph">
      <style:text-properties fo:color="#000000"/>
    </style:style>
    <style:style style:name="T7" style:parent-style-name="Standard" style:family="text">
      <style:text-properties fo:color="#ff0000" fo:font-family="Arial" fo:font-size="11.000000000000000pt" fo:font-weight="bold" style:text-underline-style="none" style:text-underline-type="none" style:text-underline-width="auto"/>
    </style:style>
    <style:style style:name="P11" style:parent-style-name="Standard" style:family="paragraph">
      <style:text-properties fo:color="#ff0000" fo:font-family="Arial" fo:font-size="11.000000000000000pt" fo:font-weight="bold" style:text-underline-style="none" style:text-underline-type="none" style:text-underline-width="auto"/>
    </style:style>
    <style:style style:name="P12" style:parent-style-name="Horizontal_20Line" style:family="paragraph">
      <style:text-properties fo:color="#000000" fo:font-family="Arial" fo:font-size="11.000000000000000pt" fo:font-weight="bold" style:text-underline-style="none" style:text-underline-type="none" style:text-underline-width="auto"/>
    </style:style>
    <style:style style:name="P13" style:parent-style-name="Standard" style:family="paragraph">
      <style:paragraph-properties fo:text-align="justify"/>
      <style:text-properties fo:color="#000000" fo:font-family="Arial" fo:font-size="11.000000000000000pt" fo:font-weight="bold"/>
    </style:style>
    <style:style style:name="P14" style:family="paragraph">
      <style:text-properties fo:color="#000000" fo:font-family="Arial" fo:font-size="11.000000000000000pt" fo:font-weight="normal" style:text-underline-style="none" style:text-underline-type="none" style:text-underline-width="auto"/>
    </style:style>
    <style:style style:name="P15" style:parent-style-name="Standard" style:family="paragraph">
      <style:paragraph-properties fo:text-align="justify"/>
      <style:text-properties fo:color="#000000" fo:font-family="Arial" fo:font-size="11.000000000000000pt"/>
    </style:style>
    <style:style style:name="T8" style:parent-style-name="Standard" style:family="text">
      <style:text-properties fo:font-family="Arial" fo:font-size="11.000000000000000pt" fo:font-weight="normal" style:text-underline-style="none" style:text-underline-type="none" style:text-underline-width="auto"/>
    </style:style>
    <style:style style:name="P16" style:parent-style-name="Standard" style:family="paragraph">
      <style:text-properties fo:color="#000000" fo:font-family="Arial" fo:font-size="11.000000000000000pt" style:text-underline-style="solid" style:text-underline-type="single" style:text-underline-width="auto"/>
    </style:style>
    <style:style style:name="P17" style:family="paragraph">
      <style:text-properties fo:color="#000000" fo:font-family="Arial" fo:font-size="11.000000000000000pt"/>
    </style:style>
    <style:style style:name="P18" style:parent-style-name="Standard" style:family="paragraph">
      <style:paragraph-properties fo:text-align="justify"/>
      <style:text-properties fo:color="#000000"/>
    </style:style>
    <style:style style:name="T9" style:parent-style-name="Standard" style:family="text">
      <style:text-properties fo:font-family="Arial" fo:font-size="11.000000000000000pt"/>
    </style:style>
    <style:style style:name="P19" style:parent-style-name="Standard" style:family="paragraph">
      <style:paragraph-properties fo:margin-left="70.894611005800002pt" fo:margin-right="0.000000000000000pt" fo:text-align="justify" fo:text-indent="-18.000031183000001pt"/>
      <style:text-properties fo:color="#000000"/>
    </style:style>
    <style:style style:name="T10" style:parent-style-name="Standard" style:family="text">
      <style:text-properties fo:country="MX" fo:font-family="Arial" fo:font-size="11.000000000000000pt" fo:font-weight="bold" style:text-underline-style="solid" style:text-underline-type="single" style:text-underline-width="auto"/>
    </style:style>
    <style:style style:name="T11" style:parent-style-name="Standard" style:family="text">
      <style:text-properties fo:country="MX" fo:font-family="Arial" fo:font-size="11.000000000000000pt" fo:font-weight="normal"/>
    </style:style>
    <style:style style:name="T12" style:parent-style-name="Standard" style:family="text">
      <style:text-properties fo:country="MX" fo:font-family="Arial" fo:font-size="11.000000000000000pt" fo:font-weight="bold"/>
    </style:style>
    <style:style style:name="P20" style:parent-style-name="Standard" style:family="paragraph">
      <style:paragraph-properties fo:margin-left="52.894579822800004pt" fo:margin-right="0.000000000000000pt" fo:text-align="justify" fo:text-indent="0.000000000000000pt"/>
      <style:text-properties fo:color="#000000"/>
    </style:style>
    <style:style style:name="T13" style:parent-style-name="Standard" style:family="text">
      <style:text-properties fo:font-family="Arial" fo:font-size="11.000000000000000pt" fo:font-weight="bold" style:text-underline-style="solid" style:text-underline-type="single" style:text-underline-width="auto"/>
    </style:style>
    <style:style style:name="T14" style:parent-style-name="Standard" style:family="text">
      <style:text-properties fo:font-family="Arial" fo:font-size="11.000000000000000pt" fo:font-weight="normal"/>
    </style:style>
    <style:style style:name="P21" style:family="paragraph">
      <style:text-properties fo:color="#000000" fo:font-family="Sans Serif"/>
    </style:style>
    <style:style style:name="P22" style:family="paragraph">
      <style:text-properties fo:color="#000000"/>
    </style:style>
    <style:style style:name="T15" style:family="text">
      <style:text-properties fo:font-family="Arial" fo:font-size="11.000000000000000pt" fo:font-weight="normal" style:text-underline-style="none" style:text-underline-type="none" style:text-underline-width="auto"/>
    </style:style>
    <style:style style:name="T16" style:parent-style-name="Standard" style:family="text">
      <style:text-properties style:text-underline-style="solid" style:text-underline-type="single"/>
    </style:style>
    <style:style style:name="P23" style:parent-style-name="Standard" style:family="paragraph">
      <style:paragraph-properties fo:margin-left="0.000000000000000pt" fo:margin-right="0.000000000000000pt" fo:text-align="justify" fo:text-indent="0.000000000000000pt"/>
      <style:text-properties fo:color="#000000"/>
    </style:style>
    <style:style style:name="P24" style:parent-style-name="Standard" style:family="paragraph">
      <style:paragraph-properties fo:margin-left="106.356089761599989pt" fo:margin-right="0.000000000000000pt" fo:text-align="justify" fo:text-indent="-18.000031183000001pt"/>
      <style:text-properties fo:color="#000000" fo:font-weight="bold"/>
    </style:style>
    <style:style style:name="P25" style:parent-style-name="Standard" style:family="paragraph">
      <style:paragraph-properties fo:margin-left="106.356089761599989pt" fo:margin-right="0.000000000000000pt" fo:text-align="justify" fo:text-indent="-18.000031183000001pt"/>
      <style:text-properties fo:color="#000000" fo:font-weight="bold" style:text-underline-style="solid" style:text-underline-type="single" style:text-underline-width="auto"/>
    </style:style>
    <style:style style:name="P26" style:parent-style-name="Standard" style:family="paragraph">
      <style:paragraph-properties fo:margin-left="106.356089761599989pt" fo:margin-right="0.000000000000000pt" fo:text-align="justify" fo:text-indent="-18.000031183000001pt"/>
      <style:text-properties fo:color="#000000"/>
    </style:style>
    <style:style style:name="T17" style:parent-style-name="Standard" style:family="text">
      <style:text-properties fo:font-family="Arial" fo:font-size="11.000000000000000pt" fo:font-weight="bold"/>
    </style:style>
    <style:style style:name="P27" style:parent-style-name="Standard" style:family="paragraph">
      <style:paragraph-properties fo:margin-left="106.356089761599989pt" fo:margin-right="0.000000000000000pt" fo:text-indent="-18.000031183000001pt"/>
      <style:text-properties fo:color="#000000" fo:font-family="Arial" fo:font-size="11.000000000000000pt"/>
    </style:style>
    <style:style style:name="P28" style:family="paragraph">
      <style:text-properties fo:color="#000000" fo:font-weight="normal" style:text-underline-style="none" style:text-underline-type="none" style:text-underline-width="auto"/>
    </style:style>
    <style:style style:name="T18" style:parent-style-name="Standard" style:family="text">
      <style:text-properties fo:color="#ff0000"/>
    </style:style>
    <style:style style:name="P29" style:parent-style-name="Horizontal_20Line" style:family="paragraph">
      <style:text-properties fo:color="#000000" fo:font-family="Arial" fo:font-size="11.000000000000000pt"/>
    </style:style>
    <style:style style:name="T19" style:parent-style-name="Standard" style:family="text">
      <style:text-properties fo:country="MX" fo:font-weight="normal"/>
    </style:style>
    <style:style style:name="T20" style:parent-style-name="Standard" style:family="text">
      <style:text-properties fo:country="MX" fo:font-weight="normal" style:text-underline-style="none" style:text-underline-type="none" style:text-underline-width="auto"/>
    </style:style>
    <style:style style:name="P30" style:parent-style-name="Standard" style:family="paragraph">
      <style:paragraph-properties fo:margin-left="52.894579822800004pt" fo:margin-right="0.000000000000000pt" fo:text-align="justify" fo:text-indent="0.000000000000000pt"/>
      <style:text-properties fo:color="#000000" fo:country="MX" fo:font-family="Arial" fo:font-size="11.000000000000000pt"/>
    </style:style>
    <style:style style:name="P31" style:parent-style-name="Standard" style:family="paragraph">
      <style:paragraph-properties fo:margin-left="70.894611005800002pt" fo:margin-right="0.000000000000000pt" fo:text-align="justify" fo:text-indent="-18.000031183000001pt"/>
      <style:text-properties fo:color="#000000" fo:font-family="Arial" fo:font-size="11.000000000000000pt"/>
    </style:style>
    <style:style style:name="T21" style:parent-style-name="Standard" style:family="text">
      <style:text-properties fo:country="MX" fo:font-weight="bold" style:text-underline-style="solid" style:text-underline-type="single" style:text-underline-width="auto"/>
    </style:style>
    <style:style style:name="P32" style:parent-style-name="Standard" style:family="paragraph">
      <style:paragraph-properties fo:margin-left="106.356089761599989pt" fo:margin-right="0.000000000000000pt" fo:text-align="justify" fo:text-indent="-18.000031183000001pt"/>
      <style:text-properties fo:color="#000000" style:text-underline-style="none" style:text-underline-type="none" style:text-underline-width="auto"/>
    </style:style>
    <style:style style:name="P33" style:parent-style-name="Standard" style:family="paragraph">
      <style:text-properties fo:color="#000000" fo:font-family="Arial" fo:font-size="11.000000000000000pt" style:text-underline-style="none" style:text-underline-type="none" style:text-underline-width="auto"/>
    </style:style>
    <text:list-style style:name="L21" style:display-name="L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1" style:display-name="L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1" style:display-name="L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2" style:display-name="L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1"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91" style:display-name="L1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2"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3"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01" style:display-name="L2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11" style:display-name="L2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02" style:display-name="L2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1" style:display-name="L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4"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5"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1" style:display-name="L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51" style:display-name="L1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2" style:display-name="L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3" style:display-name="L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1" style:display-name="L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1" style:display-name="L8">
      <text:list-level-style-number text:level="1" style:num-suffix="." text:start-value="1" style:num-format="1">
        <style:list-level-properties/>
      </text:list-level-style-number>
      <text:list-level-style-number text:level="2" style:num-suffix="." text:start-value="1" style:num-format="1">
        <style:list-level-properties/>
      </text:list-level-style-number>
      <text:list-level-style-number text:level="3" style:num-suffix="." text:start-value="1" style:num-format="1">
        <style:list-level-properties/>
      </text:list-level-style-number>
      <text:list-level-style-number text:level="4" style:num-suffix="." text:start-value="1" style:num-format="1">
        <style:list-level-properties/>
      </text:list-level-style-number>
      <text:list-level-style-number text:level="5" style:num-suffix="." text:start-value="1" style:num-format="1">
        <style:list-level-properties/>
      </text:list-level-style-number>
      <text:list-level-style-number text:level="6" style:num-suffix="." text:start-value="1" style:num-format="1">
        <style:list-level-properties/>
      </text:list-level-style-number>
      <text:list-level-style-number text:level="7" style:num-suffix="." text:start-value="1" style:num-format="1">
        <style:list-level-properties/>
      </text:list-level-style-number>
      <text:list-level-style-number text:level="8" style:num-suffix="." text:start-value="1" style:num-format="1">
        <style:list-level-properties/>
      </text:list-level-style-number>
      <text:list-level-style-number text:level="9" style:num-suffix="." text:start-value="1" style:num-format="1">
        <style:list-level-properties/>
      </text:list-level-style-number>
      <text:list-level-style-number text:level="10" style:num-suffix="." text:start-value="1" style:num-format="1">
        <style:list-level-properties/>
      </text:list-level-style-number>
    </text:list-style>
    <text:list-style style:name="L52" style:display-name="L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3" style:display-name="L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4" style:display-name="L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01" style:display-name="L1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11" style:display-name="L1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21" style:display-name="L1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31" style:display-name="L1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2" style:display-name="L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3" style:display-name="L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4" style:display-name="L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21" style:display-name="L2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31" style:display-name="L2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41" style:display-name="L2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81" style:display-name="L2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51" style:display-name="L2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42" style:display-name="L2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43" style:display-name="L2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44" style:display-name="L2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45" style:display-name="L2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46" style:display-name="L2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47" style:display-name="L2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office:automatic-styles>
  <office:body>
    <office:text>
      <text:tracked-changes/>
      <text:page-sequence>
        <text:page text:master-page-name="Standard1"/>
        <text:page text:master-page-name="Standard1"/>
        <text:page text:master-page-name="Standard1"/>
        <text:page text:master-page-name="Standard1"/>
        <text:page text:master-page-name="Standard1"/>
        <text:page text:master-page-name="Standard1"/>
        <text:page text:master-page-name="Standard1"/>
        <text:page text:master-page-name="Standard1"/>
        <text:page text:master-page-name="Standard1"/>
        <text:page text:master-page-name="Standard1"/>
      </text:page-sequence>
      <text:p text:style-name="P1">Comandos Solicitados</text:p>
      <text:p text:style-name="P2"/>
      <text:p text:style-name="P3"/>
      <text:list text:style-name="L21">
        <text:list-item>
          <text:p text:style-name="P4">Nombre del comando: invini</text:p>
        </text:list-item>
      </text:list>
      <text:list text:style-name="L11" text:continue-numbering="true">
        <text:list-item>
          <text:p text:style-name="P5">Archivos de Input:<text:span text:style-name="T1"><text:s/>Ninguno.</text:span></text:p>
        </text:list-item>
        <text:list-item>
          <text:p text:style-name="P6"><text:span text:style-name="T2">Archivos de Output:</text:span><text:span text:style-name="T1"><text:s/></text:span><text:span text:style-name="T3">Ninguno.</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61" text:continue-numbering="true">
        <text:list-header>
          <text:p text:style-name="P7"/>
        </text:list-header>
        <text:list-header>
          <text:p text:style-name="P7"><text:span text:style-name="T5">Sin inicializar previamente el ambiente(primera vez que se ejecuta el invini).</text:span></text:p>
        </text:list-header>
      </text:list>
      <text:list text:style-name="L11" text:continue-numbering="true">
        <text:list-header>
          <text:p text:style-name="P8"/>
        </text:list-header>
        <text:list-header>
          <text:p text:style-name="P9">user@Fiuba:~$ . ./invini</text:p>
        </text:list-header>
      </text:list>
      <text:p text:style-name="P6"><text:s text:c="5"/>InicializaciÃ³n de Ambiente Concluida.<text:s/></text:p>
      <text:p text:style-name="P6"><text:tab/>Ambiente: grupo=/home/user/workspace/7508/TP/trunk/TP/Pruebas/comandos/..</text:p>
      <text:p text:style-name="P6"><text:s text:c="10"/>PATH=/home/user/workspace/7508/TP/trunk/TP/Pruebas/comandos:/sbin:/usr/local/bin :/usr/bin:/bin:/usr/games:/usr/lib/java/bin:/usr/lib/kde4/libexec:/opt/kde3/lib/qt3/bin:/opt/kde3/bin:/usr/lib/qt/bin:/usr/share/texmf/bin:.</text:p>
      <text:p text:style-name="P6">Demonio corriendo bajo el no.: 3226</text:p>
      <text:p text:style-name="P6"/>
      <text:p text:style-name="P6"><text:span text:style-name="T5"><text:tab/>Una vez que invini ya fue ejecutado.</text:span></text:p>
      <text:list text:style-name="L12" text:continue-numbering="true">
        <text:list-header>
          <text:p text:style-name="P6"/>
        </text:list-header>
        <text:list-header>
          <text:p text:style-name="P9">user@Fiuba:~$ . ./invini</text:p>
        </text:list-header>
      </text:list>
      <text:p text:style-name="P6">InicializaciÃ³n de Ambiente No fue exitosa. El sistema ya esta inicializado.</text:p>
      <text:p text:style-name="P6"/>
      <text:list text:style-name="L11" text:continue-numbering="true">
        <text:list-item>
          <text:p text:style-name="P6"><text:span text:style-name="T4">Listado del código del comando:<text:s/></text:span><text:span text:style-name="T6">TODO: codigo</text:span></text:p>
        </text:list-item>
      </text:list>
      <text:p text:style-name="P6"/>
      <text:p text:style-name="P10"/>
      <text:list text:style-name="L21">
        <text:list-item>
          <text:p text:style-name="P4">Nombre del comando: startinvonio</text:p>
        </text:list-item>
      </text:list>
      <text:list text:style-name="L181" text:continue-numbering="true">
        <text:list-item>
          <text:p text:style-name="P5">Archivos de Input:<text:span text:style-name="T1"><text:s/>Ninguno.</text:span></text:p>
        </text:list-item>
        <text:list-item>
          <text:p text:style-name="P6"><text:span text:style-name="T2">Archivos de Output:</text:span><text:span text:style-name="T1"><text:s/></text:span><text:span text:style-name="T3">Ninguno.</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191">
        <text:list-header>
          <text:p text:style-name="P7"/>
        </text:list-header>
        <text:list-header>
          <text:p text:style-name="P7"><text:span text:style-name="T7">TODO</text:span></text:p>
        </text:list-header>
        <text:list-header>
          <text:p text:style-name="P11"/>
        </text:list-header>
      </text:list>
      <text:list text:style-name="L181" text:continue-numbering="true">
        <text:list-header>
          <text:p text:style-name="P7"><text:span text:style-name="T5">Sin ejecutar el invonio previamente.</text:span></text:p>
        </text:list-header>
        <text:list-header>
          <text:p text:style-name="P9">user@Fiuba:~$ ./startinvonio</text:p>
        </text:list-header>
      </text:list>
      <text:p text:style-name="P6">==&gt; Demonio corriendo bajo el NÂº.:&lt;5279&gt;</text:p>
      <text:p text:style-name="P6">===========================================================</text:p>
      <text:p text:style-name="P6">Fecha actual: 20100508</text:p>
      <text:p text:style-name="P6">-------------------------------------------------------</text:p>
      <text:p text:style-name="P6">El nombre del archivo es: 00000001.20100101</text:p>
      <text:p text:style-name="P6">El archivo se coloco en la carpeta de recibidos</text:p>
      <text:p text:style-name="P6">El nombre del archivo es: 00000002.20100215</text:p>
      <text:p text:style-name="P6">El archivo se coloco en la carpeta de recibidos</text:p>
      <text:p text:style-name="P6">El nombre del archivo es: 00000003.20100415</text:p>
      <text:p text:style-name="P6">El archivo se coloco en la carpeta de recibidos</text:p>
      <text:p text:style-name="P6">El nombre del archivo es: 00000004.20100215</text:p>
      <text:p text:style-name="P6">El archivo se coloco en la carpeta de recibidos</text:p>
      <text:p text:style-name="P6">El nombre del archivo es: 00000005.20100202</text:p>
      <text:p text:style-name="P6">El archivo se coloco en la carpeta de recibidos</text:p>
      <text:p text:style-name="P6">El PID del comando invreci es: 5311</text:p>
      <text:p text:style-name="P6"/>
      <text:p text:style-name="P6">Inicio de Invreci: Archivos a procesar : &lt;5&gt;<text:s/></text:p>
      <text:p text:style-name="P6"/>
      <text:p text:style-name="P6">================================================</text:p>
      <text:p text:style-name="P6"/>
      <text:list text:style-name="L182" text:continue-numbering="true">
        <text:list-header>
          <text:p text:style-name="P9"/>
        </text:list-header>
      </text:list>
      <text:p text:style-name="P6"><text:span text:style-name="T5">Con el proceso invonio ya ejecutandose.</text:span></text:p>
      <text:p text:style-name="P6"/>
      <text:list text:style-name="L183" text:continue-numbering="true">
        <text:list-header>
          <text:p text:style-name="P9">user@Fiuba:~$ ./startinvonio</text:p>
        </text:list-header>
      </text:list>
      <text:p text:style-name="P6">Ya existe un proceso invonio corriendo.</text:p>
      <text:p text:style-name="P6"/>
      <text:p text:style-name="P6"/>
      <text:list text:style-name="L181" text:continue-numbering="true">
        <text:list-item>
          <text:p text:style-name="P6"><text:span text:style-name="T4">Listado del código del comando:<text:s/></text:span><text:span text:style-name="T6">TODO: codigo</text:span></text:p>
        </text:list-item>
      </text:list>
      <text:p text:style-name="P6"/>
      <text:p text:style-name="P10"/>
      <text:list text:style-name="L21">
        <text:list-item>
          <text:p text:style-name="P4">Nombre del comando: stopinvonio</text:p>
        </text:list-item>
      </text:list>
      <text:list text:style-name="L201" text:continue-numbering="true">
        <text:list-item>
          <text:p text:style-name="P5">Archivos de Input:<text:span text:style-name="T1"><text:s/>Ninguno.</text:span></text:p>
        </text:list-item>
        <text:list-item>
          <text:p text:style-name="P6"><text:span text:style-name="T2">Archivos de Output:</text:span><text:span text:style-name="T1"><text:s/></text:span><text:span text:style-name="T3">Ninguno.</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211">
        <text:list-header>
          <text:p text:style-name="P7"/>
        </text:list-header>
        <text:list-header>
          <text:p text:style-name="P7"><text:span text:style-name="T7">TODO</text:span></text:p>
        </text:list-header>
      </text:list>
      <text:list text:style-name="L201" text:continue-numbering="true">
        <text:list-header>
          <text:p text:style-name="P7"><text:span text:style-name="T5">Con el proceso invonio corriendo.</text:span></text:p>
        </text:list-header>
        <text:list-header>
          <text:p text:style-name="P9"/>
        </text:list-header>
        <text:list-header>
          <text:p text:style-name="P9">user@Fiuba:~$ ./stopinvonio</text:p>
        </text:list-header>
      </text:list>
      <text:p text:style-name="P6">##################################</text:p>
      <text:p text:style-name="P6"><text:s/>++ SeÃ±al SIGTERM para Invonio ++<text:s/></text:p>
      <text:p text:style-name="P6">##################################</text:p>
      <text:p text:style-name="P6">===========================================================</text:p>
      <text:p text:style-name="P6">Fin del proceso invonio NÂº.:&lt;4654&gt;</text:p>
      <text:p text:style-name="P6"/>
      <text:p text:style-name="P6"><text:span text:style-name="T5">Con el proceso invonio sin ejecutarse.</text:span></text:p>
      <text:p text:style-name="P6"/>
      <text:list text:style-name="L202" text:continue-numbering="true">
        <text:list-header>
          <text:p text:style-name="P9">user@Fiuba:~$ ./stopinvonio</text:p>
        </text:list-header>
      </text:list>
      <text:p text:style-name="P6">No existe ningun proceso invonio corriendo.</text:p>
      <text:p text:style-name="P6"/>
      <text:p text:style-name="P6"/>
      <text:list text:style-name="L201" text:continue-numbering="true">
        <text:list-item>
          <text:p text:style-name="P6"><text:span text:style-name="T4">Listado del código del comando:<text:s/></text:span><text:span text:style-name="T6">TODO: codigo</text:span></text:p>
        </text:list-item>
      </text:list>
      <text:p text:style-name="P12"/>
      <text:list text:style-name="L21">
        <text:list-item>
          <text:p text:style-name="P6">Nombre del comando: invonio</text:p>
        </text:list-item>
      </text:list>
      <text:list text:style-name="L31" text:continue-numbering="true">
        <text:list-item>
          <text:p text:style-name="P13">Archivos de Input:<text:span text:style-name="T1"><text:s/></text:span><text:span text:style-name="T3">Los remitos que se encuentran en la carpeta $grupo/arribos.</text:span></text:p>
        </text:list-item>
        <text:list-item>
          <text:p text:style-name="P6"><text:span text:style-name="T2">Archivos de Output:<text:s/></text:span><text:span text:style-name="T1">Los remitos aceptados se ubican en la carpeta $grupo/recibidos. Los remitos rechazados se colocan en la carpeta $grupo/rechazados.</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61" text:continue-numbering="true">
        <text:list-header>
          <text:p text:style-name="P7"/>
        </text:list-header>
        <text:list-header>
          <text:p text:style-name="P7"><text:span text:style-name="T7">TODO</text:span></text:p>
        </text:list-header>
      </text:list>
      <text:list text:style-name="L31" text:continue-numbering="true">
        <text:list-header>
          <text:p text:style-name="P7"/>
        </text:list-header>
        <text:list-header>
          <text:p text:style-name="P7"><text:span text:style-name="T5">Sin ejecutar el invonio previamente.</text:span></text:p>
        </text:list-header>
      </text:list>
      <text:list text:style-name="L184" text:continue-numbering="true">
        <text:list-header>
          <text:p text:style-name="P14"/>
        </text:list-header>
        <text:list-header>
          <text:p text:style-name="P9">user@Fiuba:~$ ./invonio</text:p>
        </text:list-header>
      </text:list>
      <text:p text:style-name="P6">==&gt; Demonio corriendo bajo el NÂº.:&lt;5279&gt;</text:p>
      <text:p text:style-name="P6">===========================================================</text:p>
      <text:p text:style-name="P6">Fecha actual: 20100508</text:p>
      <text:p text:style-name="P6">-------------------------------------------------------</text:p>
      <text:p text:style-name="P6">El nombre del archivo es: 00000001.20100101</text:p>
      <text:p text:style-name="P6">El archivo se coloco en la carpeta de recibidos</text:p>
      <text:p text:style-name="P6">El nombre del archivo es: 00000002.20100215</text:p>
      <text:p text:style-name="P6">El archivo se coloco en la carpeta de recibidos</text:p>
      <text:p text:style-name="P6">El nombre del archivo es: 00000003.20100415</text:p>
      <text:p text:style-name="P6">El archivo se coloco en la carpeta de recibidos</text:p>
      <text:p text:style-name="P6">El nombre del archivo es: 00000004.20100215</text:p>
      <text:p text:style-name="P6">El archivo se coloco en la carpeta de recibidos</text:p>
      <text:p text:style-name="P6">El nombre del archivo es: 00000005.20100202</text:p>
      <text:p text:style-name="P6">El archivo se coloco en la carpeta de recibidos</text:p>
      <text:p text:style-name="P6">El PID del comando invreci es: 5311</text:p>
      <text:p text:style-name="P6"/>
      <text:p text:style-name="P6">Inicio de Invreci: Archivos a procesar : &lt;5&gt;<text:s/></text:p>
      <text:p text:style-name="P6"/>
      <text:p text:style-name="P6">================================================</text:p>
      <text:p text:style-name="P6"/>
      <text:p text:style-name="P6"><text:span text:style-name="T5">Con el proceso invonio ya ejecutandose.</text:span></text:p>
      <text:p text:style-name="P6"/>
      <text:list text:style-name="L185" text:continue-numbering="true">
        <text:list-header>
          <text:p text:style-name="P9">user@Fiuba:~$ ./invonio</text:p>
        </text:list-header>
      </text:list>
      <text:p text:style-name="P6">Ya existe un proceso invonio corriendo.</text:p>
      <text:p text:style-name="P6"/>
      <text:p text:style-name="P6"/>
      <text:p text:style-name="P6"/>
      <text:list text:style-name="L31" text:continue-numbering="true">
        <text:list-item>
          <text:p text:style-name="P6"><text:span text:style-name="T4">Listado del código del comando:<text:s/></text:span><text:span text:style-name="T6">TODO: codigo</text:span></text:p>
        </text:list-item>
      </text:list>
      <text:p text:style-name="P6"/>
      <text:p text:style-name="P3"/>
      <text:list text:style-name="L21">
        <text:list-item>
          <text:p text:style-name="P4">Nombre del comando: invreci</text:p>
        </text:list-item>
      </text:list>
      <text:list text:style-name="L41" text:continue-numbering="true">
        <text:list-item>
          <text:p text:style-name="P13">Archivos de Input:<text:span text:style-name="T1"><text:s/>Los remitos procesados por invonio, que se encuentran en la carpeta $grupo/recibidos. Las ordenes de compra global, que se encuentran en la carpeta $grupo/oc.</text:span></text:p>
        </text:list-item>
        <text:list-item>
          <text:p text:style-name="P15"><text:span text:style-name="T2">Archivos de Output:</text:span><text:span text:style-name="T1"><text:s/>Los remitos</text:span><text:span text:style-name="T3"><text:s/>aceptados se colocan en la carpeta $grupo/yarecibidos con la extensión aproc. Los remitos rechazados se los ubica en la carpeta $grupo/rechazados.</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p text:style-name="P6"/>
      <text:list text:style-name="L151">
        <text:list-header>
          <text:p text:style-name="P6"/>
        </text:list-header>
        <text:list-header>
          <text:p text:style-name="P11"/>
        </text:list-header>
        <text:list-header>
          <text:p text:style-name="P11"/>
        </text:list-header>
        <text:list-header>
          <text:p text:style-name="P11"/>
        </text:list-header>
        <text:list-header>
          <text:p text:style-name="P11"/>
        </text:list-header>
        <text:list-header>
          <text:p text:style-name="P11"/>
        </text:list-header>
      </text:list>
      <text:p text:style-name="P11"/>
      <text:list text:style-name="L151">
        <text:list-item>
          <text:p text:style-name="P11">TODO</text:p>
        </text:list-item>
      </text:list>
      <text:list text:style-name="L41" text:continue-numbering="true">
        <text:list-header>
          <text:p text:style-name="P7"><text:span text:style-name="T8">user@Fiuba:~$ . /invreci</text:span></text:p>
        </text:list-header>
      </text:list>
      <text:p text:style-name="P6">Inicio de Invreci: Archivos a procesar : &lt;5&gt;<text:s/></text:p>
      <text:p text:style-name="P6"/>
      <text:p text:style-name="P6">================================================</text:p>
      <text:p text:style-name="P6">Archivo a procesar: &lt;00000001.20100101&gt;</text:p>
      <text:p text:style-name="P6"/>
      <text:p text:style-name="P6">--------------------------------------</text:p>
      <text:p text:style-name="P6">Se valida el siguiente registro : 000000;0000000001;2;10;12345.6;20100101;Algun_lugar;Desconocido;00000000001;Aseguradora</text:p>
      <text:p text:style-name="P6">El registro de orden de compra es: 000000;20100101;00000000001;ABIERTA;LuCaS;01/01/2010 15:20:00</text:p>
      <text:p text:style-name="P6">Se acepta el registro</text:p>
      <text:p text:style-name="P6">--------------------------------------</text:p>
      <text:p text:style-name="P6">Se valida el siguiente registro : 000000;0000000002;3;7;98452.12;20100101;Algun_lugar;Desconocido;00000000001;Aseguradora</text:p>
      <text:p text:style-name="P6">El registro de orden de compra es: 000000;20100101;00000000001;ABIERTA;LuCaS;01/01/2010 15:20:00</text:p>
      <text:p text:style-name="P6">Se acepta el registro</text:p>
      <text:p text:style-name="P6">--------------------------------------</text:p>
      <text:p text:style-name="P6">Se valida el siguiente registro : 000000;0000000002;1;2;01236.21;20100101;Algun_lugar;Desconocido;00000000001;Aseguradora</text:p>
      <text:p text:style-name="P6">El registro de orden de compra es: 000000;20100101;00000000001;ABIERTA;LuCaS;01/01/2010 15:20:00</text:p>
      <text:p text:style-name="P6">Se acepta el registro</text:p>
      <text:p text:style-name="P6">--------------------------------------</text:p>
      <text:p text:style-name="P6"/>
      <text:p text:style-name="P6"/>
      <text:p text:style-name="P6">Resumen del procesamiento del remito:</text:p>
      <text:p text:style-name="P6"/>
      <text:p text:style-name="P6"><text:s text:c="9"/>-Remito Aceptado:&lt;00000001.20100101&gt;<text:s/></text:p>
      <text:p text:style-name="P6"><text:s text:c="9"/>-Cantidad de Registros Leidos: 3<text:s/></text:p>
      <text:p text:style-name="P6"><text:s text:c="9"/>-Cantidad de Registros Aceptados: 3<text:s/></text:p>
      <text:p text:style-name="P6"><text:s text:c="9"/>-Cantidad Registros Rechazados por Orden de Compra Cerrada: 0<text:s/></text:p>
      <text:p text:style-name="P6"><text:s text:c="9"/>-Cantidad De Registros Rechazados por Orden de Compra Inexistente: 0<text:s/></text:p>
      <text:p text:style-name="P6"><text:s text:c="9"/>-Cantidad de Registros Rechazados por Otros Motivos: 0</text:p>
      <text:p text:style-name="P6"/>
      <text:p text:style-name="P6"><text:span text:style-name="T5">Si no hay archivos para procesar.</text:span><text:s/></text:p>
      <text:p text:style-name="P6"/>
      <text:list text:style-name="L42" text:continue-numbering="true">
        <text:list-header>
          <text:p text:style-name="P6"><text:span text:style-name="T3">user@Fiuba:~$ . /invreci</text:span></text:p>
        </text:list-header>
        <text:list-header>
          <text:p text:style-name="P6"/>
        </text:list-header>
      </text:list>
      <text:p text:style-name="P6">Inicio de Invreci: Archivos a procesar : &lt;0&gt;<text:s/></text:p>
      <text:list text:style-name="L42" text:continue-numbering="true">
        <text:list-header>
          <text:p text:style-name="P6"/>
        </text:list-header>
        <text:list-header>
          <text:p text:style-name="P6">No existen archivos para procesar, se suspende la ejecucion de invreci</text:p>
        </text:list-header>
        <text:list-header>
          <text:p text:style-name="P6"/>
        </text:list-header>
        <text:list-header>
          <text:p text:style-name="P6"><text:span text:style-name="T5">Si ya se estaba ejecutando el comando invreci.</text:span></text:p>
        </text:list-header>
        <text:list-header>
          <text:p text:style-name="P16"/>
        </text:list-header>
        <text:list-header>
          <text:p text:style-name="P6"><text:span text:style-name="T3">user@Fiuba:~$ . /invreci</text:span></text:p>
        </text:list-header>
        <text:list-header>
          <text:p text:style-name="P9"/>
        </text:list-header>
        <text:list-header>
          <text:p text:style-name="P9">Ya existe un proceso invreci corriendo, se termina la ejecucion.</text:p>
        </text:list-header>
      </text:list>
      <text:list text:style-name="L43" text:continue-numbering="true">
        <text:list-header>
          <text:p text:style-name="P17"/>
        </text:list-header>
      </text:list>
      <text:p text:style-name="P6"/>
      <text:list text:style-name="L41" text:continue-numbering="true">
        <text:list-item>
          <text:p text:style-name="P6"><text:span text:style-name="T4">Listado del código del comando:<text:s/></text:span><text:span text:style-name="T6">TODO: codigo</text:span></text:p>
        </text:list-item>
      </text:list>
      <text:p text:style-name="P6"/>
      <text:p text:style-name="P3"/>
      <text:list text:style-name="L21">
        <text:list-item>
          <text:p text:style-name="P4">Nombre del comando: remioc</text:p>
        </text:list-item>
      </text:list>
      <text:list text:style-name="L51" text:continue-numbering="true">
        <text:list-item>
          <text:p text:style-name="P13">Archivos de Input:<text:span text:style-name="T1"><text:s/>Los remitos</text:span><text:span text:style-name="T3"><text:s/>aceptados que se encuentran en la carpeta $grupo/yarecibidos con la extensión aproc. Las ordenes de compra global y detalle, que se encuentran en la carpeta $grupo/oc.<text:s/></text:span></text:p>
        </text:list-item>
        <text:list-item>
          <text:p text:style-name="P15"><text:span text:style-name="T2">Archivos de Output:</text:span><text:span text:style-name="T1"><text:s/>Luego del procesamiento a los remito se les cambia la extensión a proc. y se los coloca en la carpeta $grupo/aceptados.</text:span></text:p>
          <text:p text:style-name="P18"><text:span text:style-name="T9">Al finalizar el proceso de apareo, se generara una nueva versión del archivo de detalle de orden de compra actualizado, que se guarda en la carpeta $grupo/oc. El archivo de detalle de órdenes de compra ocdet posee un número de versión a modo de extensión de archivo.<text:s/></text:span></text:p>
          <text:p text:style-name="P15">Si todos los registros de detalle de la orden de compra quedaron en estado CERRADO, se cierra también la orden de compra. Se genera una nueva versión del archivo global de orden de compra, que se almacena en la carpeta $grupo/oc. El archivo global de orden de compra ocgob <text:s/>posee un número de versión a modo de extensión de archivo. El archivo original no debe ser removido, permanece a modo de histórico.</text:p>
          <text:p text:style-name="P15"/>
        </text:list-item>
        <text:list-item>
          <text:p text:style-name="P6"><text:span text:style-name="T2">Parámetros:<text:s/></text:span><text:span text:style-name="T1">El ingreso de estos parámetros no tiene un orden; pudiéndose ingresar solo uno de ellos, como ambos.</text:span></text:p>
        </text:list-item>
      </text:list>
      <text:list text:style-name="L81">
        <text:list-item>
          <text:number>1.</text:number>
          <text:p text:style-name="P19"><text:span text:style-name="T10">Parámetro 1 (opcional):</text:span><text:span text:style-name="T11"><text:s/></text:span><text:span text:style-name="T12">Orden</text:span><text:span text:style-name="T11"><text:s/>/ órdenes de compra se quieren conciliar contra el universo de los remitos aceptados a procesar.</text:span></text:p>
          <text:p text:style-name="P20"/>
        </text:list-item>
        <text:list-item>
          <text:number>2.</text:number>
          <text:p text:style-name="P19"><text:span text:style-name="T13">Parámetro 2 (opcional):</text:span><text:span text:style-name="T14"><text:s text:c="2"/>R</text:span><text:span text:style-name="T11">emito / remitos aceptados se quieren conciliar.<text:s/></text:span></text:p>
        </text:list-item>
      </text:list>
      <text:list text:style-name="L51" text:continue-numbering="true">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p text:style-name="P6"/>
          <text:p text:style-name="P6"/>
          <text:p text:style-name="P11">TODO</text:p>
          <text:p text:style-name="P11">Invocacion sin parametros; procesa todos los remitos disponibles.</text:p>
          <text:p text:style-name="P7"><text:span text:style-name="T8">user@Fiuba:~$ ./remioc</text:span></text:p>
          <text:p text:style-name="P9">Este comando escribe en el log, se muestra la salida que se vuelca en el mismo.</text:p>
        </text:list-item>
      </text:list>
      <text:p text:style-name="P6">2010/05/08 22:48:37 &lt;I&gt; Inicio de remioc:</text:p>
      <text:p text:style-name="P6">2010/05/08 22:48:37 &lt;I&gt; Remito disponible: 00000001.000000.aproc</text:p>
      <text:p text:style-name="P6">2010/05/08 22:48:37 &lt;I&gt; Remito disponible: 00000002.000001.aproc</text:p>
      <text:p text:style-name="P6">2010/05/08 22:48:37 &lt;I&gt; Remito disponible: 00000003.000001.aproc</text:p>
      <text:p text:style-name="P6">2010/05/08 22:48:37 &lt;I&gt; Remito disponible: 00000004.123456.aproc</text:p>
      <text:p text:style-name="P6">2010/05/08 22:48:37 &lt;I&gt; Remito disponible: 00000002.000001.aproc</text:p>
      <text:p text:style-name="P6">2010/05/08 22:48:37 &lt;I&gt; Remito disponible: 00000003.000001.aproc</text:p>
      <text:p text:style-name="P6">2010/05/08 22:48:37 &lt;I&gt; Remito disponible: 00000004.123460.aproc</text:p>
      <text:p text:style-name="P6">2010/05/08 22:48:37 &lt;I&gt; Remito disponible: 00000005.123461.aproc</text:p>
      <text:p text:style-name="P6">2010/05/08 22:48:37 &lt;I&gt; ConciliaciÃ³n de la orden de compra 000000 000001 123456 000001 123460 123461.</text:p>
      <text:p text:style-name="P6">2010/05/08 22:48:42 &lt;I&gt; Remito elegido: 00000005.123461.aproc</text:p>
      <text:p text:style-name="P6">2010/05/08 22:48:42 &lt;I&gt; Renombrando aceptados/00000005.123461.aproc a aceptados/00000005.123461.proc</text:p>
      <text:p text:style-name="P6"/>
      <text:list text:style-name="L52" text:continue-numbering="true">
        <text:list-header>
          <text:p text:style-name="P11">Invocacion con parametros.</text:p>
        </text:list-header>
        <text:list-header>
          <text:p text:style-name="P21"/>
        </text:list-header>
      </text:list>
      <text:list text:style-name="L53" text:continue-numbering="true">
        <text:list-header>
          <text:p text:style-name="P22"><text:span text:style-name="T15">user@Fiuba:~$ ./remioc [parametros]</text:span></text:p>
          <text:p text:style-name="P14">Nota: Parametros es un valor numerico de 6 a 8 caracteres y pueden ser de 0 a N parametros.</text:p>
        </text:list-header>
        <text:list-header>
          <text:p text:style-name="P14">user@Fiuba:~$ ./remioc 000000 000001</text:p>
        </text:list-header>
        <text:list-header>
          <text:p text:style-name="P14">Este comando escribe en el log, se muestra la salida que se vuelca en el mismo.</text:p>
        </text:list-header>
      </text:list>
      <text:p text:style-name="P6">2010/05/10 10:31:59 &lt;I&gt; Inicio de remioc: 000000 000001</text:p>
      <text:p text:style-name="P6">2010/05/10 10:31:59 &lt;I&gt; Remito disponible: 00000001.000000.aproc</text:p>
      <text:p text:style-name="P6">2010/05/10 10:31:59 &lt;I&gt; Remito disponible: 00000002.000001.aproc</text:p>
      <text:p text:style-name="P6">2010/05/10 10:31:59 &lt;I&gt; Remito disponible: 00000003.000001.aproc</text:p>
      <text:p text:style-name="P6">2010/05/10 10:31:59 &lt;I&gt; ConciliaciÃ³n de la orden de compra 000000 000001.</text:p>
      <text:p text:style-name="P6">2010/05/10 10:33:24 &lt;I&gt; Remito elegido: 00000001.000000.aproc</text:p>
      <text:p text:style-name="P6">2010/05/10 10:33:24 &lt;I&gt; Renombrando aceptados/00000001.000000.aproc a aceptados/00000001.000000.proc</text:p>
      <text:p text:style-name="P6"/>
      <text:p text:style-name="P6"><text:span text:style-name="T16">Invocacion con parametros invalidos.</text:span></text:p>
      <text:p text:style-name="P6"/>
      <text:list text:style-name="L54" text:continue-numbering="true">
        <text:list-header>
          <text:p text:style-name="P9">user@Fiuba:~$ ./remioc 00000<text:s/>aaa000</text:p>
          <text:p text:style-name="P6">Error: '00000', no identifica una orden de compra o remito.</text:p>
        </text:list-header>
      </text:list>
      <text:p text:style-name="P6">Este comando escribe en el log, se muestra la salida que se vuelca en el mismo.</text:p>
      <text:p text:style-name="P6">2010/05/10 10:36:32 &lt;I&gt; Inicio de remioc: 00000 aaa000</text:p>
      <text:p text:style-name="P6">2010/05/10 10:36:32 &lt;E&gt; Error: 00000, no identifica una orden de compra o remito.</text:p>
      <text:list text:style-name="L51" text:continue-numbering="true">
        <text:list-item>
          <text:p text:style-name="P6"><text:span text:style-name="T4">Listado del código del comando:<text:s/></text:span><text:span text:style-name="T6">TODO: codigo<text:s/></text:span></text:p>
        </text:list-item>
      </text:list>
      <text:p text:style-name="P6"/>
      <text:p text:style-name="P10"/>
      <text:list text:style-name="L21">
        <text:list-item>
          <text:p text:style-name="P2">Nombre del comando: occtrl</text:p>
        </text:list-item>
      </text:list>
      <text:list text:style-name="L61" text:continue-numbering="true">
        <text:list-item>
          <text:p text:style-name="P13">Archivos de Input:<text:s/><text:span text:style-name="T1">Las ordenes de compra global y detalles, que se encuentran en la carpeta $grupo/oc.</text:span></text:p>
        </text:list-item>
        <text:list-item>
          <text:p text:style-name="P15"><text:span text:style-name="T2">Archivos de Output:<text:s/></text:span><text:span text:style-name="T1">Archivo con el resultado del comando; puede ser un archivo especifico o salida standard.</text:span></text:p>
        </text:list-item>
        <text:list-item>
          <text:p text:style-name="P6"><text:span text:style-name="T2">Parámetros:</text:span><text:span text:style-name="T1"><text:s/></text:span></text:p>
        </text:list-item>
      </text:list>
      <text:list text:style-name="L81">
        <text:list-item>
          <text:number>3.</text:number>
          <text:p text:style-name="P19"><text:span text:style-name="T10">Parámetro 1 (opcional):</text:span><text:span text:style-name="T11"><text:s/>El parámetro permite definir el formato de salida.</text:span></text:p>
          <text:p text:style-name="P20"/>
        </text:list-item>
        <text:list-item>
          <text:number>4.</text:number>
          <text:p text:style-name="P19"><text:span text:style-name="T13">Parámetro 2 (opcional):</text:span><text:span text:style-name="T14"><text:s/>El parámetro permite definir<text:s/></text:span><text:span text:style-name="T11">que ordenes de compra se quieren controlar (todas, por rango, especifica)</text:span></text:p>
        </text:list-item>
      </text:list>
      <text:list text:style-name="L101">
        <text:list-header>
          <text:p text:style-name="P23"/>
        </text:list-header>
      </text:list>
      <text:list text:style-name="L61" text:continue-numbering="true">
        <text:list-item>
          <text:p text:style-name="P6"><text:span text:style-name="T2">Opciones:</text:span></text:p>
        </text:list-item>
      </text:list>
      <text:list text:style-name="L81">
        <text:list-item>
          <text:number>5.</text:number>
          <text:p text:style-name="P19"><text:span text:style-name="T10">Parámetro 1 (opcional):</text:span><text:span text:style-name="T11"><text:s/></text:span></text:p>
        </text:list-item>
      </text:list>
      <text:list text:style-name="L111">
        <text:list-item>
          <text:p text:style-name="P24"><text:span text:style-name="T9">-f :<text:s/></text:span><text:span text:style-name="T14">Se ingresa el nombre del archivo en el que se desea guardar el informe.</text:span></text:p>
        </text:list-item>
        <text:list-item>
          <text:p text:style-name="P24"><text:span text:style-name="T9">-std :<text:s/></text:span><text:span text:style-name="T14">El informe se mostrara por salida standard.</text:span></text:p>
        </text:list-item>
        <text:list-item>
          <text:p text:style-name="P24"><text:span text:style-name="T9">-b :<text:s/></text:span><text:span text:style-name="T14">Habilita ambas salidas.</text:span></text:p>
          <text:p text:style-name="P25"/>
        </text:list-item>
      </text:list>
      <text:list text:style-name="L81">
        <text:list-item>
          <text:number>6.</text:number>
          <text:p text:style-name="P19"><text:span text:style-name="T13">Parámetro 2 (opcional):</text:span></text:p>
        </text:list-item>
      </text:list>
      <text:list text:style-name="L121">
        <text:list-item>
          <text:p text:style-name="P26"><text:span text:style-name="T17">-all:</text:span><text:span text:style-name="T14"><text:s/>Es el parámetro por defecto. El rango mínimo es 0 y el rango máximo es 999999.</text:span></text:p>
        </text:list-item>
        <text:list-item>
          <text:p text:style-name="P26"><text:span text:style-name="T17">-range:</text:span><text:span text:style-name="T14"><text:s/>Se ingresa un mínimo y un máximo para determinar un rango.</text:span></text:p>
        </text:list-item>
        <text:list-item>
          <text:p text:style-name="P26"><text:span text:style-name="T17">-single:</text:span><text:span text:style-name="T14"><text:s/>Se ingresa el número de una orden de compra a buscar.</text:span></text:p>
        </text:list-item>
      </text:list>
      <text:list text:style-name="L131">
        <text:list-header>
          <text:p text:style-name="P27"/>
        </text:list-header>
      </text:list>
      <text:list text:style-name="L61" text:continue-numbering="true">
        <text:list-item>
          <text:p text:style-name="P6"><text:span text:style-name="T4">Ejemplos de invocación con distintos parámetros y valores, indicando en que oportunidad es usado y cuál es el resultado previsto:</text:span></text:p>
          <text:p text:style-name="P6"/>
          <text:p text:style-name="P6"><text:span text:style-name="T6">TODO</text:span></text:p>
          <text:p text:style-name="P11"/>
          <text:p text:style-name="P7"/>
        </text:list-item>
        <text:list-item>
          <text:p text:style-name="P7"/>
        </text:list-item>
        <text:list-item>
          <text:p text:style-name="P7"/>
        </text:list-item>
        <text:list-item>
          <text:p text:style-name="P7">Invocacion sin parametros, se utilizan los parametros por defecto(salida estandar y todas las ordenes de compra)</text:p>
          <text:p text:style-name="P9">user@Fiuba:~$ ./occtrl</text:p>
          <text:p text:style-name="P9"><text:s/>Estado de la orden <text:s text:c="4"/>: ABIERTA<text:s/></text:p>
          <text:p text:style-name="P9"><text:s/>Orden de compra numero : 000000<text:s/></text:p>
          <text:p text:style-name="P9"><text:s/>Grado de cumplimiento <text:s/>: 0.00<text:s/></text:p>
          <text:p text:style-name="P9"><text:s/>Fecha de OC <text:s text:c="11"/>: 20100101<text:s/></text:p>
          <text:p text:style-name="P9"><text:s/>Pendiente <text:s text:c="13"/>: 6<text:s/></text:p>
          <text:p text:style-name="P9"><text:s/>Proveedor <text:s text:c="13"/>: 00000000001<text:s/></text:p>
          <text:p text:style-name="P9"/>
          <text:p text:style-name="P9"><text:s/>Estado de la orden <text:s text:c="4"/>: ABIERTA<text:s/></text:p>
          <text:p text:style-name="P9"><text:s/>Orden de compra numero : 000001<text:s/></text:p>
          <text:p text:style-name="P9"><text:s/>Grado de cumplimiento <text:s/>: 0.00<text:s/></text:p>
          <text:p text:style-name="P9"><text:s/>Fecha de OC <text:s text:c="11"/>: 20100102<text:s/></text:p>
          <text:p text:style-name="P9"><text:s/>Pendiente <text:s text:c="13"/>: 5<text:s/></text:p>
          <text:p text:style-name="P9"><text:s/>Proveedor <text:s text:c="13"/>: 00000000002<text:s/></text:p>
          <text:p text:style-name="P9"/>
          <text:p text:style-name="P9"><text:s/>Estado de la orden <text:s text:c="4"/>: ABIERTA<text:s/></text:p>
          <text:p text:style-name="P9"><text:s/>Orden de compra numero : 000002<text:s/></text:p>
          <text:p text:style-name="P9"><text:s/>Grado de cumplimiento <text:s/>: 0.00<text:s/></text:p>
          <text:p text:style-name="P9"><text:s/>Fecha de OC <text:s text:c="11"/>: 20100205<text:s/></text:p>
          <text:p text:style-name="P9"><text:s/>Pendiente <text:s text:c="13"/>: 8<text:s/></text:p>
          <text:p text:style-name="P9"><text:s/>Proveedor <text:s text:c="13"/>: 00000000003<text:s/></text:p>
          <text:p text:style-name="P9"/>
          <text:p text:style-name="P9"><text:s/>Estado de la orden <text:s text:c="4"/>: ABIERTA<text:s/></text:p>
          <text:p text:style-name="P9"><text:s/>Orden de compra numero : 123456<text:s/></text:p>
          <text:p text:style-name="P9"><text:s/>Grado de cumplimiento <text:s/>: 42.86<text:s/></text:p>
          <text:p text:style-name="P9"><text:s/>Fecha de OC <text:s text:c="11"/>: 20100210<text:s/></text:p>
          <text:p text:style-name="P9"><text:s/>Pendiente <text:s text:c="13"/>: 8<text:s/></text:p>
          <text:p text:style-name="P9"><text:s/>Proveedor <text:s text:c="13"/>: 30324567820<text:s/></text:p>
          <text:p text:style-name="P9"/>
          <text:p text:style-name="P9"><text:s/>Estado de la orden <text:s text:c="4"/>: ABIERTA<text:s/></text:p>
          <text:p text:style-name="P9"><text:s/>Orden de compra numero : 123460<text:s/></text:p>
          <text:p text:style-name="P9"><text:s/>Grado de cumplimiento <text:s/>: 25.00<text:s/></text:p>
          <text:p text:style-name="P9"><text:s/>Fecha de OC <text:s text:c="11"/>: 20100210<text:s/></text:p>
          <text:p text:style-name="P9"><text:s/>Pendiente <text:s text:c="13"/>: 6<text:s/></text:p>
          <text:p text:style-name="P9"><text:s/>Proveedor <text:s text:c="13"/>: 30324567891<text:s/></text:p>
          <text:p text:style-name="P9"/>
          <text:p text:style-name="P9"><text:s/>Estado de la orden <text:s text:c="4"/>: ABIERTA<text:s/></text:p>
          <text:p text:style-name="P9"><text:s/>Orden de compra numero : 123461<text:s/></text:p>
          <text:p text:style-name="P9"><text:s/>Grado de cumplimiento <text:s/>: 22.73<text:s/></text:p>
          <text:p text:style-name="P9"><text:s/>Fecha de OC <text:s text:c="11"/>: 20100210<text:s/></text:p>
          <text:p text:style-name="P9"><text:s/>Pendiente <text:s text:c="13"/>: 34<text:s/></text:p>
          <text:p text:style-name="P9"><text:s/>Proveedor <text:s text:c="13"/>: 30324567891<text:s/></text:p>
          <text:p text:style-name="P9"/>
          <text:p text:style-name="P9">Invocacion con parametros.</text:p>
          <text:p text:style-name="P9">user@Fiuba:~$ ./occtrl -f salida -all</text:p>
          <text:p text:style-name="P9">user@Fiuba:~$ cat salida<text:s/></text:p>
          <text:p text:style-name="P9"><text:s/>Orden de compra numero : 000000<text:s/></text:p>
          <text:p text:style-name="P9"><text:s/>Grado de cumplimiento <text:s/>: 0.00<text:s/></text:p>
          <text:p text:style-name="P9"><text:s/>Fecha de OC <text:s text:c="11"/>: 20100101<text:s/></text:p>
          <text:p text:style-name="P9"><text:s/>Pendiente <text:s text:c="13"/>: 6<text:s/></text:p>
          <text:p text:style-name="P9"><text:s/>Proveedor <text:s text:c="13"/>: 00000000001<text:s/></text:p>
          <text:p text:style-name="P9"><text:s/>Orden de compra numero : 000001<text:s/></text:p>
          <text:p text:style-name="P9"><text:s/>Grado de cumplimiento <text:s/>: 0.00<text:s/></text:p>
          <text:p text:style-name="P9"><text:s/>Fecha de OC <text:s text:c="11"/>: 20100102<text:s/></text:p>
          <text:p text:style-name="P9"><text:s/>Pendiente <text:s text:c="13"/>: 5<text:s/></text:p>
          <text:p text:style-name="P9"><text:s/>Proveedor <text:s text:c="13"/>: 00000000002<text:s/></text:p>
          <text:p text:style-name="P9"><text:s/>Orden de compra numero : 000002<text:s/></text:p>
          <text:p text:style-name="P9"><text:s/>Grado de cumplimiento <text:s/>: 0.00<text:s/></text:p>
          <text:p text:style-name="P9"><text:s/>Fecha de OC <text:s text:c="11"/>: 20100205<text:s/></text:p>
          <text:p text:style-name="P9"><text:s/>Pendiente <text:s text:c="13"/>: 8<text:s/></text:p>
          <text:p text:style-name="P9"><text:s/>Proveedor <text:s text:c="13"/>: 00000000003<text:s/></text:p>
          <text:p text:style-name="P9"><text:s/>Orden de compra numero : 123456<text:s/></text:p>
          <text:p text:style-name="P9"><text:s/>Grado de cumplimiento <text:s/>: 42.86<text:s/></text:p>
          <text:p text:style-name="P9"><text:s/>Fecha de OC <text:s text:c="11"/>: 20100210<text:s/></text:p>
          <text:p text:style-name="P9"><text:s/>Pendiente <text:s text:c="13"/>: 8<text:s/></text:p>
          <text:p text:style-name="P9"><text:s/>Proveedor <text:s text:c="13"/>: 30324567820<text:s/></text:p>
          <text:p text:style-name="P9"><text:s/>Orden de compra numero : 123460<text:s/></text:p>
          <text:p text:style-name="P9"><text:s/>Grado de cumplimiento <text:s/>: 25.00<text:s/></text:p>
          <text:p text:style-name="P9"><text:s/>Fecha de OC <text:s text:c="11"/>: 20100210<text:s/></text:p>
          <text:p text:style-name="P9"><text:s/>Pendiente <text:s text:c="13"/>: 6<text:s/></text:p>
          <text:p text:style-name="P9"><text:s/>Proveedor <text:s text:c="13"/>: 30324567891<text:s/></text:p>
          <text:p text:style-name="P9"><text:s/>Orden de compra numero : 123461<text:s/></text:p>
          <text:p text:style-name="P9"><text:s/>Grado de cumplimiento <text:s/>: 22.73<text:s/></text:p>
          <text:p text:style-name="P9"><text:s/>Fecha de OC <text:s text:c="11"/>: 20100210<text:s/></text:p>
          <text:p text:style-name="P9"><text:s/>Pendiente <text:s text:c="13"/>: 34<text:s/></text:p>
          <text:p text:style-name="P9"><text:s/>Proveedor <text:s text:c="13"/>: 30324567891<text:s/></text:p>
          <text:p text:style-name="P9"/>
        </text:list-item>
      </text:list>
      <text:list text:style-name="L62" text:continue-numbering="true">
        <text:list-header>
          <text:p text:style-name="P14">user@Fiuba:~$ ./occtrl -b salida -single 123461</text:p>
        </text:list-header>
      </text:list>
      <text:p text:style-name="P28"><text:s/>Estado de la orden <text:s text:c="4"/>: ABIERTA<text:s/></text:p>
      <text:p text:style-name="P28"><text:s/>Orden de compra numero : 123461<text:s/></text:p>
      <text:p text:style-name="P28"><text:s/>Grado de cumplimiento <text:s/>: 22.73<text:s/></text:p>
      <text:p text:style-name="P28"><text:s/>Fecha de OC <text:s text:c="11"/>: 20100210<text:s/></text:p>
      <text:p text:style-name="P28"><text:s/>Pendiente <text:s text:c="13"/>: 34<text:s/></text:p>
      <text:p text:style-name="P28"><text:s/>Proveedor <text:s text:c="13"/>: 30324567891</text:p>
      <text:list text:style-name="L63" text:continue-numbering="true">
        <text:list-header>
          <text:p text:style-name="P14">user@Fiuba:~$<text:s/>cat salida1</text:p>
          <text:p text:style-name="P28">Orden de compra numero : 123461<text:s/></text:p>
          <text:p text:style-name="P28"><text:s/>Grado de cumplimiento <text:s/>: 22.73<text:s/></text:p>
          <text:p text:style-name="P28"><text:s/>Fecha de OC <text:s text:c="11"/>: 20100210<text:s/></text:p>
          <text:p text:style-name="P28"><text:s/>Pendiente <text:s text:c="13"/>: 34<text:s/></text:p>
          <text:p text:style-name="P28"><text:s/>Proveedor <text:s text:c="13"/>: 30324567891</text:p>
          <text:p text:style-name="P9"/>
          <text:p text:style-name="P9">user@Fiuba:~$ ./occtrl -std -range 123456 123461</text:p>
          <text:p text:style-name="P9">Estado de la orden <text:s text:c="4"/>: ABIERTA<text:s/></text:p>
          <text:p text:style-name="P9"><text:s/>Orden de compra numero : 123456<text:s/></text:p>
          <text:p text:style-name="P9"><text:s/>Grado de cumplimiento <text:s/>: 42.86<text:s/></text:p>
          <text:p text:style-name="P9"><text:s/>Fecha de OC <text:s text:c="11"/>: 20100210<text:s/></text:p>
          <text:p text:style-name="P9"><text:s/>Pendiente <text:s text:c="13"/>: 8<text:s/></text:p>
          <text:p text:style-name="P9"><text:s/>Proveedor <text:s text:c="13"/>: 30324567820<text:s/></text:p>
          <text:p text:style-name="P9"/>
          <text:p text:style-name="P9"><text:s/>Estado de la orden <text:s text:c="4"/>: ABIERTA<text:s/></text:p>
          <text:p text:style-name="P9"><text:s/>Orden de compra numero : 123460<text:s/></text:p>
          <text:p text:style-name="P9"><text:s/>Grado de cumplimiento <text:s/>: 25.00<text:s/></text:p>
          <text:p text:style-name="P9"><text:s/>Fecha de OC <text:s text:c="11"/>: 20100210<text:s/></text:p>
          <text:p text:style-name="P9"><text:s/>Pendiente <text:s text:c="13"/>: 6<text:s/></text:p>
          <text:p text:style-name="P9"><text:s/>Proveedor <text:s text:c="13"/>: 30324567891<text:s/></text:p>
          <text:p text:style-name="P9"/>
          <text:p text:style-name="P9"><text:s/>Estado de la orden <text:s text:c="4"/>: ABIERTA<text:s/></text:p>
          <text:p text:style-name="P9"><text:s/>Orden de compra numero : 123461<text:s/></text:p>
          <text:p text:style-name="P9"><text:s/>Grado de cumplimiento <text:s/>: 22.73<text:s/></text:p>
          <text:p text:style-name="P9"><text:s/>Fecha de OC <text:s text:c="11"/>: 20100210<text:s/></text:p>
          <text:p text:style-name="P9"><text:s/>Pendiente <text:s text:c="13"/>: 34<text:s/></text:p>
          <text:p text:style-name="P9"><text:s/>Proveedor <text:s text:c="13"/>: 30324567891<text:s/></text:p>
          <text:p text:style-name="P9"/>
        </text:list-header>
      </text:list>
      <text:list text:style-name="L61" text:continue-numbering="true">
        <text:list-item>
          <text:p text:style-name="P4">Listado del código del comando:<text:s/><text:span text:style-name="T18">TODO: codigo</text:span></text:p>
        </text:list-item>
      </text:list>
      <text:p text:style-name="P29"/>
      <text:list text:style-name="L21">
        <text:list-item>
          <text:p text:style-name="P4">Nombre del comando: modulo_mover</text:p>
        </text:list-item>
      </text:list>
      <text:list text:style-name="L221" text:continue-numbering="true">
        <text:list-item>
          <text:p text:style-name="P5">Archivos de Input:<text:span text:style-name="T1"><text:s/>El a</text:span><text:span text:style-name="T19">rchivo definido en el parámetro 1.</text:span></text:p>
        </text:list-item>
        <text:list-item>
          <text:p text:style-name="P6"><text:span text:style-name="T2">Archivos de Output:</text:span><text:span text:style-name="T1"><text:s/>El a</text:span><text:span text:style-name="T19">rchivo definido en el parámetro 2. El a</text:span><text:span text:style-name="T20">rchivo de Log del comando que la invoca (si corresponde).</text:span></text:p>
        </text:list-item>
        <text:list-item>
          <text:p text:style-name="P7">Parámetros:<text:span text:style-name="T14"><text:s/></text:span></text:p>
        </text:list-item>
      </text:list>
      <text:list text:style-name="L81">
        <text:list-item>
          <text:number>7.</text:number>
          <text:p text:style-name="P19"><text:span text:style-name="T10">Parámetro 1 (obligatorio):</text:span><text:span text:style-name="T11"><text:s/>Origen.</text:span></text:p>
          <text:p text:style-name="P20"/>
        </text:list-item>
        <text:list-item>
          <text:number>8.</text:number>
          <text:p text:style-name="P19"><text:span text:style-name="T13">Parámetro 2 (obligatorio):</text:span><text:span text:style-name="T14"><text:s/></text:span><text:span text:style-name="T11">Destino.</text:span></text:p>
          <text:p text:style-name="P19"/>
        </text:list-item>
        <text:list-item>
          <text:number>9.</text:number>
          <text:p text:style-name="P19"><text:span text:style-name="T10">Parámetro 3 (obligatorio):</text:span><text:span text:style-name="T11"><text:s/>El nombre del comando que la invoca.</text:span></text:p>
          <text:p text:style-name="P30"/>
        </text:list-item>
      </text:list>
      <text:list text:style-name="L221" text:continue-numbering="true">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231">
        <text:list-header>
          <text:p text:style-name="P7"/>
        </text:list-header>
        <text:list-header>
          <text:p text:style-name="P7"><text:span text:style-name="T7">TODO</text:span></text:p>
        </text:list-header>
      </text:list>
      <text:list text:style-name="L221" text:continue-numbering="true">
        <text:list-header>
          <text:p text:style-name="P7"><text:span text:style-name="T8">user@Fiuba:~$ Mover</text:span></text:p>
        </text:list-header>
      </text:list>
      <text:p text:style-name="P6"/>
      <text:list text:style-name="L221" text:continue-numbering="true">
        <text:list-item>
          <text:p text:style-name="P6"><text:span text:style-name="T4">Listado del código del comando:<text:s/></text:span><text:span text:style-name="T6">TODO: codigo</text:span></text:p>
        </text:list-item>
      </text:list>
      <text:p text:style-name="P6"/>
      <text:p text:style-name="P3"/>
      <text:list text:style-name="L21">
        <text:list-item>
          <text:p text:style-name="P4">Nombre del comando: modulo_glog</text:p>
        </text:list-item>
      </text:list>
      <text:list text:style-name="L241" text:continue-numbering="true">
        <text:list-item>
          <text:p text:style-name="P5">Archivos de Input:<text:span text:style-name="T1"><text:s/>Ninguno.</text:span></text:p>
        </text:list-item>
        <text:list-item>
          <text:p text:style-name="P6"><text:span text:style-name="T2">Archivos de Output:</text:span><text:span text:style-name="T1"><text:s/></text:span><text:span text:style-name="T3">Ninguno.</text:span></text:p>
        </text:list-item>
        <text:list-item>
          <text:p text:style-name="P6"><text:span text:style-name="T2">Parámetros:</text:span><text:span text:style-name="T1"><text:s/></text:span></text:p>
        </text:list-item>
      </text:list>
      <text:list text:style-name="L81">
        <text:list-item>
          <text:number>10.</text:number>
          <text:p text:style-name="P19"><text:span text:style-name="T10">Parámetro 1 (obligatorio):</text:span><text:span text:style-name="T11"><text:s/>El nombre del comando que la invoca.</text:span></text:p>
          <text:p text:style-name="P20"/>
        </text:list-item>
        <text:list-item>
          <text:number>11.</text:number>
          <text:p text:style-name="P19"><text:span text:style-name="T13">Parámetro 2 (obligatorio):</text:span><text:span text:style-name="T14"><text:s/></text:span><text:span text:style-name="T11">El mensaje a guardar en el log.</text:span></text:p>
          <text:p text:style-name="P19"/>
        </text:list-item>
        <text:list-item>
          <text:number>12.</text:number>
          <text:p text:style-name="P31"><text:span text:style-name="T21">Parámetro 3 (obligatorio):</text:span><text:span text:style-name="T19"><text:s/>El tipo de mensaje.</text:span></text:p>
          <text:p text:style-name="P31"/>
        </text:list-item>
      </text:list>
      <text:list text:style-name="L241" text:continue-numbering="true">
        <text:list-item>
          <text:p text:style-name="P6"><text:span text:style-name="T2">Opciones:</text:span><text:span text:style-name="T1"><text:s/></text:span></text:p>
        </text:list-item>
      </text:list>
      <text:list text:style-name="L81">
        <text:list-header>
          <text:number/>
          <text:p text:style-name="P31"/>
        </text:list-header>
        <text:list-item>
          <text:number>13.</text:number>
          <text:p text:style-name="P19"><text:span text:style-name="T10">Parámetro 3 (obligatorio):</text:span></text:p>
        </text:list-item>
      </text:list>
      <text:list text:style-name="L281">
        <text:list-item>
          <text:p text:style-name="P26">I = INFORMATIVO: En el Archivo de Log se registran eventualmente mensajes informativos sobre el curso de ejecución del comando. Ej: Inicio de Ejecución</text:p>
        </text:list-item>
        <text:list-item>
          <text:p text:style-name="P26">W = WARNING (de alerta): En el Archivo de Log se registran eventualmente mensajes de alerta sobre el curso de ejecución del comando. Ej: Archivo ya procesado</text:p>
        </text:list-item>
        <text:list-item>
          <text:p text:style-name="P26">E = ERROR: En el Archivo de Log se registran SIEMPRE mensajes de error Ej: Archivo Inexistente.</text:p>
        </text:list-item>
        <text:list-item>
          <text:p text:style-name="P32"><text:span text:style-name="T11">SE = ERROR SEVERO: En el Archivo de Log se registran SIEMPRE mensajes severos de error Ej: Comando Inexistente.</text:span></text:p>
        </text:list-item>
      </text:list>
      <text:p text:style-name="P33"/>
      <text:list text:style-name="L241" text:continue-numbering="true">
        <text:list-item>
          <text:p text:style-name="P6"><text:span text:style-name="T4">Ejemplos de invocación con distintos parámetros y valores, indicando en que oportunidad es usado y cuál es el resultado previsto:</text:span></text:p>
        </text:list-item>
      </text:list>
      <text:list text:style-name="L251">
        <text:list-header>
          <text:p text:style-name="P7"/>
        </text:list-header>
        <text:list-header>
          <text:p text:style-name="P7"><text:span text:style-name="T7">TODO</text:span></text:p>
        </text:list-header>
      </text:list>
      <text:list text:style-name="L241" text:continue-numbering="true">
        <text:list-header>
          <text:p text:style-name="P7"><text:span text:style-name="T8">user@Fiuba:~$ Glog $0 "Mensaje a guardar en el log" I</text:span></text:p>
        </text:list-header>
        <text:list-header>
          <text:p text:style-name="P9">user@Fiuba:~$ cat bash.log</text:p>
          <text:p text:style-name="P9">2010/05/10 11:21:30 &lt;I&gt; Mensaje a guardar en el log</text:p>
        </text:list-header>
      </text:list>
      <text:p text:style-name="P6"/>
      <text:list text:style-name="L242" text:continue-numbering="true">
        <text:list-header>
          <text:p text:style-name="P6"><text:span text:style-name="T3">user@Fiuba:~$ Glog $0 "Mensaje a guardar en el log Warning" W</text:span></text:p>
        </text:list-header>
      </text:list>
      <text:list text:style-name="L243" text:continue-numbering="true">
        <text:list-header>
          <text:p text:style-name="P9">user@Fiuba:~$ cat bash.log</text:p>
        </text:list-header>
      </text:list>
      <text:p text:style-name="P6">2010/05/10 11:22:58 &lt;W&gt; Mensaje a guardar en el log Warning</text:p>
      <text:p text:style-name="P6"/>
      <text:list text:style-name="L244" text:continue-numbering="true">
        <text:list-header>
          <text:p text:style-name="P6"><text:span text:style-name="T3">user@Fiuba:~$ Glog $0 "Mensaje a guardar en el log Error" E</text:span></text:p>
        </text:list-header>
      </text:list>
      <text:list text:style-name="L245" text:continue-numbering="true">
        <text:list-header>
          <text:p text:style-name="P9">user@Fiuba:~$ cat bash.log</text:p>
        </text:list-header>
      </text:list>
      <text:p text:style-name="P6">2010/05/10 11:24:09 &lt;E&gt; Mensaje a guardar en el log Error</text:p>
      <text:p text:style-name="P6"/>
      <text:list text:style-name="L246" text:continue-numbering="true">
        <text:list-header>
          <text:p text:style-name="P6"><text:span text:style-name="T3">user@Fiuba:~$ Glog $0 "Mensaje a guardar en el log Several Error" SE</text:span></text:p>
        </text:list-header>
      </text:list>
      <text:list text:style-name="L247" text:continue-numbering="true">
        <text:list-header>
          <text:p text:style-name="P9">user@Fiuba:~$ cat bash.log</text:p>
        </text:list-header>
      </text:list>
      <text:p text:style-name="P6">2010/05/10 11:24:51 &lt;SE&gt; Mensaje a guardar en el log Several Error</text:p>
      <text:p text:style-name="P6"/>
      <text:list text:style-name="L241" text:continue-numbering="true">
        <text:list-item>
          <text:p text:style-name="P6"><text:span text:style-name="T4">Listado del código del comando:<text:s/></text:span><text:span text:style-name="T6">TODO: codigo</text:span></text:p>
        </text:list-item>
      </text:list>
      <text:p text:style-name="P4"/>
      <text:p text:style-name="P12"/>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paragraph-properties style:tab-stop-distance="35.461478755799995pt" style:writing-mode="page"/>
      <style:text-properties fo:country="AR" fo:font-family="Times New Roman" fo:font-size="12.000000000000000pt" fo:language="es" style:letter-kerning="true"/>
    </style:default-style>
    <style:style style:name="Standard" style:display-name="Standard" style:family="paragraph">
      <style:paragraph-properties style:tab-stop-distance="35.461478755799995pt" style:writing-mode="page"/>
      <style:text-properties fo:country="AR" fo:font-family="Times New Roman" fo:font-size="12.000000000000000pt" fo:language="es" style:letter-kerning="true"/>
    </style:style>
    <style:style style:name="Heading" style:display-name="Heading" style:family="paragraph" style:next-style-name="Text_20body">
      <style:paragraph-properties fo:margin-bottom="6.009459229600000pt" fo:margin-top="11.990571953400000pt" style:tab-stop-distance="35.461478755799995pt" style:writing-mode="page"/>
      <style:text-properties fo:country="AR" fo:font-family="Arial" fo:font-size="14.000000000000000pt" fo:language="es" style:letter-kerning="true"/>
    </style:style>
    <style:style style:name="Heading_206" style:display-name="Heading 6" style:family="paragraph" style:next-style-name="Standard">
      <style:paragraph-properties style:tab-stop-distance="35.461478755799995pt" style:writing-mode="page"/>
      <style:text-properties fo:country="AR" fo:font-family="Times New Roman" fo:font-size="12.000000000000000pt" fo:font-weight="bold" fo:language="es" style:letter-kerning="true"/>
    </style:style>
    <style:style style:name="Text_20body" style:display-name="Text body" style:family="paragraph">
      <style:paragraph-properties fo:margin-bottom="6.009459229600000pt" fo:margin-top="0.000000000000000pt" style:tab-stop-distance="35.461478755799995pt" style:writing-mode="page"/>
      <style:text-properties fo:country="AR" fo:font-family="Times New Roman" fo:font-size="12.000000000000000pt" fo:language="es" style:letter-kerning="true"/>
    </style:style>
    <style:style style:name="List" style:display-name="List" style:family="paragraph">
      <style:paragraph-properties fo:margin-bottom="6.009459229600000pt" fo:margin-top="0.000000000000000pt" style:tab-stop-distance="35.461478755799995pt" style:writing-mode="page"/>
      <style:text-properties fo:country="AR" fo:font-family="Times New Roman" fo:font-size="12.000000000000000pt" fo:language="es" style:letter-kerning="true"/>
    </style:style>
    <style:style style:name="Horizontal_20Line" style:display-name="Horizontal Line" style:family="paragraph" style:next-style-name="Text_20body">
      <style:paragraph-properties fo:border-bottom="0.056693pt double #808080" fo:margin-bottom="14.144906394200000pt" fo:margin-top="0.000000000000000pt" fo:padding-bottom="0.000000000000000pt" fo:padding-left="0.000000000000000pt" fo:padding-right="0.000000000000000pt" fo:padding-top="0.000000000000000pt" style:border-line-width-bottom="0.056693pt 0.992128pt 0.056693pt" style:tab-stop-distance="35.461478755799995pt" style:writing-mode="page"/>
      <style:text-properties fo:country="AR" fo:font-family="Times New Roman" fo:font-size="6.000000000000000pt" fo:language="es" style:letter-kerning="true"/>
    </style:style>
    <style:style style:name="Index" style:display-name="Index" style:family="paragraph">
      <style:paragraph-properties style:tab-stop-distance="35.461478755799995pt" style:writing-mode="page"/>
      <style:text-properties fo:country="AR" fo:font-family="Times New Roman" fo:font-size="12.000000000000000pt" fo:language="es" style:letter-kerning="true"/>
    </style:style>
    <style:style style:name="Caption" style:display-name="Caption" style:family="paragraph">
      <style:paragraph-properties fo:margin-bottom="6.009459229600000pt" fo:margin-top="6.009459229600000pt" style:tab-stop-distance="35.461478755799995pt" style:writing-mode="page"/>
      <style:text-properties fo:country="AR" fo:font-family="Times New Roman" fo:font-size="12.000000000000000pt" fo:font-style="italic" fo:language="es" style:letter-kerning="true"/>
    </style:style>
    <style:style style:name="WW8Num28z1" style:display-name="WW8Num28z1" style:family="text">
      <style:text-properties fo:color="#000000" fo:font-family="Symbol"/>
    </style:style>
    <style:style style:name="WW8Num28z2" style:display-name="WW8Num28z2" style:family="text">
      <style:text-properties fo:font-family="Wingdings"/>
    </style:style>
    <style:style style:name="WW8Num28z4" style:display-name="WW8Num28z4" style:family="text">
      <style:text-properties fo:font-family="Courier New"/>
    </style:style>
    <style:style style:name="Bullet_20Symbols" style:display-name="Bullet Symbols" style:family="text">
      <style:text-properties fo:font-family="OpenSymbol"/>
    </style:style>
    <style:style style:name="WW8Num10z0" style:display-name="WW8Num10z0" style:family="text">
      <style:text-properties fo:font-family="Symbol"/>
    </style:style>
    <style:style style:name="WW8Num10z1" style:display-name="WW8Num10z1" style:family="text">
      <style:text-properties fo:font-family="Courier New"/>
    </style:style>
    <style:style style:name="WW8Num6z0" style:display-name="WW8Num6z0" style:family="text">
      <style:text-properties fo:font-family="Symbol"/>
    </style:style>
    <style:style style:name="WW8Num10z2" style:display-name="WW8Num10z2" style:family="text">
      <style:text-properties fo:font-family="Wingdings"/>
    </style:style>
    <style:style style:name="WW8Num6z1" style:display-name="WW8Num6z1" style:family="text">
      <style:text-properties fo:font-family="Courier New"/>
    </style:style>
    <style:style style:name="WW8Num6z2" style:display-name="WW8Num6z2" style:family="text">
      <style:text-properties fo:font-family="Wingdings"/>
    </style:style>
    <style:style style:name="Internet_20link" style:display-name="Internet link" style:family="text">
      <style:text-properties fo:color="#000080" fo:country="none" fo:language="zxx" style:text-underline-style="solid" style:text-underline-type="single" style:text-underline-width="auto"/>
    </style:style>
    <style:style style:name="Numbering_20Symbols" style:display-name="Numbering Symbols" style:family="text"/>
    <style:style style:name="WW8Num28z0" style:display-name="WW8Num28z0" style:family="text">
      <style:text-properties fo:font-family="Symbol"/>
    </style:style>
    <text:list-style style:name="WW8Num6" style:display-name="WW8Num6">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level-style-number text:level="10" style:num-suffix="." text:start-value="1" style:num-format="1">
        <style:list-level-properties/>
      </text:list-level-style-number>
    </text:list-style>
    <text:list-style style:name="WW8Num10" style:display-name="WW8Num10">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level-style-number text:level="10" style:num-suffix="." text:start-value="1" style:num-format="1">
        <style:list-level-properties/>
      </text:list-level-style-number>
    </text:list-style>
    <text:list-style style:name="WW8Num36" style:display-name="WW8Num36">
      <text:list-level-style-number text:level="1" style:num-suffix="." text:start-value="1" style:num-format="1">
        <style:list-level-properties/>
      </text:list-level-style-number>
      <text:list-level-style-number text:level="2" style:num-suffix="." text:start-value="1" style:num-format="a">
        <style:list-level-properties/>
      </text:list-level-style-number>
      <text:list-level-style-number text:level="3" style:num-suffix="." text:start-value="1" style:num-format="i">
        <style:list-level-properties fo:text-align="end"/>
      </text:list-level-style-number>
      <text:list-level-style-number text:level="4" style:num-suffix="." text:start-value="1" style:num-format="1">
        <style:list-level-properties/>
      </text:list-level-style-number>
      <text:list-level-style-number text:level="5" style:num-suffix="." text:start-value="1" style:num-format="a">
        <style:list-level-properties/>
      </text:list-level-style-number>
      <text:list-level-style-number text:level="6" style:num-suffix="." text:start-value="1" style:num-format="i">
        <style:list-level-properties fo:text-align="end"/>
      </text:list-level-style-number>
      <text:list-level-style-number text:level="7" style:num-suffix="." text:start-value="1" style:num-format="1">
        <style:list-level-properties/>
      </text:list-level-style-number>
      <text:list-level-style-number text:level="8" style:num-suffix="." text:start-value="1" style:num-format="a">
        <style:list-level-properties/>
      </text:list-level-style-number>
      <text:list-level-style-number text:level="9" style:num-suffix="." text:start-value="1" style:num-format="i">
        <style:list-level-properties fo:text-align="end"/>
      </text:list-level-style-number>
      <text:list-level-style-number text:level="10" style:num-suffix="." text:start-value="1" style:num-format="1">
        <style:list-level-properties/>
      </text:list-level-style-number>
    </text:list-style>
    <text:list-style style:name="WW8Num28" style:display-name="WW8Num2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level-style-number text:level="10" style:num-suffix="." text:start-value="1" style:num-format="1">
        <style:list-level-properties/>
      </text:list-level-style-number>
    </text:list-style>
  </office:styles>
  <office:automatic-styles>
    <style:page-layout style:name="pm1" style:page-usage="all">
      <style:page-layout-properties fo:margin-bottom="56.693011599999998pt" fo:margin-left="56.693011599999998pt" fo:margin-right="56.693011599999998pt" fo:margin-top="56.693011599999998pt" fo:page-height="841.862875754199990pt" fo:page-width="595.248275294199971pt" style:print-orientation="portrait">
    
   </style:page-layout-properties>
    </style:page-layout>
    <style:page-layout style:name="pm2" style:page-usage="all">
      <style:page-layout-properties fo:margin-bottom="56.693011599999998pt" fo:margin-left="56.693011599999998pt" fo:margin-right="56.693011599999998pt" fo:margin-top="56.693011599999998pt" fo:page-height="841.891222259999950pt" fo:page-width="595.276621799999930pt" style:print-orientation="portrait">
    
   </style:page-layout-properties>
    </style:page-layout>
  </office:automatic-styles>
  <office:master-styles>
    <style:master-page style:name="Standard1" style:page-layout-name="pm1"/>
    <style:master-page style:name="Standard2"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2</meta:generator>
    <dc:title/>
    <meta:initial-creator>Vero</meta:initial-creator>
    <meta:editing-cycles>53</meta:editing-cycles>
    <dc:date>2010-05-10T11:25:07</dc:date>
    <meta:creation-date>2010-05-07T15:15:49</meta:creation-date>
    <dc:creator>Vero </dc:creator>
  </office:meta>
</office:document-meta>
</file>